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7e5b7" officeooo:paragraph-rsid="0017e5b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cf557" officeooo:paragraph-rsid="001cf557" style:font-size-asian="17.5pt" style:font-weight-asian="bold" style:font-size-complex="20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0pt" fo:font-weight="bold" officeooo:rsid="001dfb13" officeooo:paragraph-rsid="001dfb13" style:font-size-asian="17.5pt" style:font-weight-asian="bold" style:font-size-complex="20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20pt" fo:font-weight="bold" officeooo:rsid="001dfb13" officeooo:paragraph-rsid="001f050c" style:font-size-asian="17.5pt" style:font-weight-asian="bold" style:font-size-complex="20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0pt" fo:font-weight="bold" officeooo:rsid="001e351d" officeooo:paragraph-rsid="001e351d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1f050c" officeooo:paragraph-rsid="001f050c" style:font-size-asian="17.5pt" style:font-weight-asian="bold" style:font-size-complex="20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fo:font-weight="bold" officeooo:rsid="001f050c" officeooo:paragraph-rsid="001f050c" style:font-size-asian="17.5pt" style:font-weight-asian="bold" style:font-size-complex="20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fo:font-weight="bold" officeooo:rsid="0021e8ba" officeooo:paragraph-rsid="0021e8ba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weight="normal" officeooo:rsid="0017e5b7" officeooo:paragraph-rsid="0017e5b7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0pt" fo:font-weight="normal" officeooo:rsid="0017e5b7" officeooo:paragraph-rsid="0021e8ba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0pt" fo:font-weight="normal" officeooo:rsid="001ba4c0" officeooo:paragraph-rsid="001ba4c0" style:font-size-asian="17.5pt" style:font-weight-asian="normal" style:font-size-complex="20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20pt" fo:font-weight="normal" officeooo:rsid="001ba4c0" officeooo:paragraph-rsid="001dfb13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0pt" fo:font-weight="normal" officeooo:rsid="001c92e2" officeooo:paragraph-rsid="001c92e2" style:font-size-asian="17.5pt" style:font-weight-asian="normal" style:font-size-complex="2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20pt" fo:font-weight="normal" officeooo:rsid="001cf557" officeooo:paragraph-rsid="001cf557" style:font-size-asian="17.5pt" style:font-weight-asian="normal" style:font-size-complex="20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20pt" fo:font-weight="normal" officeooo:rsid="001e351d" officeooo:paragraph-rsid="001e351d" style:font-size-asian="17.5pt" style:font-weight-asian="normal" style:font-size-complex="20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20pt" fo:font-weight="normal" officeooo:rsid="0021e8ba" officeooo:paragraph-rsid="00299181" style:font-size-asian="17.5pt" style:font-weight-asian="normal" style:font-size-complex="20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20pt" fo:font-weight="normal" officeooo:rsid="0025a540" officeooo:paragraph-rsid="0025a540" style:font-size-asian="17.5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0pt" fo:font-style="italic" fo:font-weight="bold" officeooo:rsid="001acabf" officeooo:paragraph-rsid="001acabf" style:font-size-asian="17.5pt" style:font-style-asian="italic" style:font-weight-asian="bold" style:font-size-complex="20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0pt" fo:font-style="italic" fo:font-weight="bold" officeooo:rsid="0017e5b7" officeooo:paragraph-rsid="0017e5b7" style:font-size-asian="17.5pt" style:font-style-asian="italic" style:font-weight-asian="bold" style:font-size-complex="20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0pt" fo:font-style="italic" fo:font-weight="bold" officeooo:rsid="001f050c" officeooo:paragraph-rsid="001f050c" style:font-size-asian="17.5pt" style:font-style-asian="italic" style:font-weight-asian="bold" style:font-size-complex="20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fo:font-style="italic" fo:font-weight="bold" officeooo:rsid="001cf557" officeooo:paragraph-rsid="001cf557" style:font-size-asian="17.5pt" style:font-style-asian="italic" style:font-weight-asian="bold" style:font-size-complex="20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0pt" fo:font-style="italic" fo:font-weight="bold" officeooo:rsid="001dfb13" officeooo:paragraph-rsid="001dfb13" style:font-size-asian="17.5pt" style:font-style-asian="italic" style:font-weight-asian="bold" style:font-size-complex="20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0pt" fo:font-style="italic" fo:font-weight="bold" officeooo:rsid="001c92e2" officeooo:paragraph-rsid="001c92e2" style:font-size-asian="17.5pt" style:font-style-asian="italic" style:font-weight-asian="bold" style:font-size-complex="20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0pt" fo:font-style="italic" fo:font-weight="bold" officeooo:rsid="0025fe1c" officeooo:paragraph-rsid="0025fe1c" style:font-size-asian="17.5pt" style:font-style-asian="italic" style:font-weight-asian="bold" style:font-size-complex="20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20pt" fo:font-style="normal" fo:font-weight="normal" officeooo:rsid="0025fe1c" officeooo:paragraph-rsid="002aa6f5" style:font-size-asian="17.5pt" style:font-style-asian="normal" style:font-weight-asian="normal" style:font-size-complex="20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26pt" fo:font-weight="bold" officeooo:rsid="0017e5b7" officeooo:paragraph-rsid="0017e5b7" style:font-size-asian="26pt" style:font-weight-asian="bold" style:font-size-complex="2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4pt" fo:font-weight="normal" officeooo:rsid="0025fe1c" officeooo:paragraph-rsid="0025fe1c" style:font-size-asian="24pt" style:font-weight-asian="normal" style:font-size-complex="2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24pt" fo:font-weight="normal" officeooo:rsid="00265ed1" officeooo:paragraph-rsid="00265ed1" style:font-size-asian="24pt" style:font-weight-asian="normal" style:font-size-complex="2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24pt" fo:font-weight="bold" officeooo:rsid="0025fe1c" officeooo:paragraph-rsid="0025fe1c" style:font-size-asian="24pt" style:font-weight-asian="bold" style:font-size-complex="2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4pt" fo:font-weight="bold" officeooo:rsid="0025fe1c" officeooo:paragraph-rsid="002c9a65" style:font-size-asian="24pt" style:font-weight-asian="bold" style:font-size-complex="2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24pt" fo:font-weight="bold" officeooo:rsid="00265ed1" officeooo:paragraph-rsid="00265ed1" style:font-size-asian="24pt" style:font-weight-asian="bold" style:font-size-complex="24pt" style:font-weight-complex="bold"/>
    </style:style>
    <style:style style:name="T1" style:family="text">
      <style:text-properties officeooo:rsid="00195c6e"/>
    </style:style>
    <style:style style:name="T2" style:family="text">
      <style:text-properties officeooo:rsid="001acabf"/>
    </style:style>
    <style:style style:name="T3" style:family="text">
      <style:text-properties officeooo:rsid="001b32eb"/>
    </style:style>
    <style:style style:name="T4" style:family="text">
      <style:text-properties officeooo:rsid="001ba4c0"/>
    </style:style>
    <style:style style:name="T5" style:family="text">
      <style:text-properties officeooo:rsid="001c92e2"/>
    </style:style>
    <style:style style:name="T6" style:family="text">
      <style:text-properties officeooo:rsid="001cf55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e351d" style:font-weight-asian="normal" style:font-weight-complex="normal"/>
    </style:style>
    <style:style style:name="T9" style:family="text">
      <style:text-properties fo:font-weight="normal" officeooo:rsid="0020ab2c" style:font-weight-asian="normal" style:font-weight-complex="normal"/>
    </style:style>
    <style:style style:name="T10" style:family="text">
      <style:text-properties fo:font-weight="normal" officeooo:rsid="0021e8ba" style:font-weight-asian="normal" style:font-weight-complex="normal"/>
    </style:style>
    <style:style style:name="T11" style:family="text">
      <style:text-properties fo:font-weight="normal" officeooo:rsid="0023a88b" style:font-weight-asian="normal" style:font-weight-complex="normal"/>
    </style:style>
    <style:style style:name="T12" style:family="text">
      <style:text-properties fo:font-weight="normal" officeooo:rsid="00299181" style:font-weight-asian="normal" style:font-weight-complex="normal"/>
    </style:style>
    <style:style style:name="T13" style:family="text">
      <style:text-properties fo:font-weight="normal" officeooo:rsid="002aa6f5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1e8ba" style:font-weight-asian="bold" style:font-weight-complex="bold"/>
    </style:style>
    <style:style style:name="T16" style:family="text">
      <style:text-properties fo:font-weight="bold" officeooo:rsid="00195c6e" style:font-weight-asian="bold" style:font-weight-complex="bold"/>
    </style:style>
    <style:style style:name="T17" style:family="text">
      <style:text-properties fo:font-weight="bold" officeooo:rsid="001acabf" style:font-weight-asian="bold" style:font-weight-complex="bold"/>
    </style:style>
    <style:style style:name="T18" style:family="text">
      <style:text-properties fo:font-weight="bold" officeooo:rsid="0023a88b" style:font-weight-asian="bold" style:font-weight-complex="bold"/>
    </style:style>
    <style:style style:name="T19" style:family="text">
      <style:text-properties fo:font-weight="bold" officeooo:rsid="0020ab2c" style:font-weight-asian="bold" style:font-weight-complex="bold"/>
    </style:style>
    <style:style style:name="T20" style:family="text">
      <style:text-properties fo:font-weight="bold" officeooo:rsid="0025a540" style:font-weight-asian="bold" style:font-weight-complex="bold"/>
    </style:style>
    <style:style style:name="T21" style:family="text">
      <style:text-properties fo:font-weight="bold" officeooo:rsid="001b32eb" style:font-weight-asian="bold" style:font-weight-complex="bold"/>
    </style:style>
    <style:style style:name="T22" style:family="text">
      <style:text-properties officeooo:rsid="0020ab2c"/>
    </style:style>
    <style:style style:name="T23" style:family="text">
      <style:text-properties officeooo:rsid="0021e8ba"/>
    </style:style>
    <style:style style:name="T24" style:family="text">
      <style:text-properties fo:font-size="20pt" fo:font-weight="normal" style:font-size-asian="17.5pt" style:font-weight-asian="normal" style:font-size-complex="20pt" style:font-weight-complex="normal"/>
    </style:style>
    <style:style style:name="T25" style:family="text">
      <style:text-properties fo:font-size="20pt" fo:font-weight="normal" officeooo:rsid="00265ed1" style:font-size-asian="17.5pt" style:font-weight-asian="normal" style:font-size-complex="20pt" style:font-weight-complex="normal"/>
    </style:style>
    <style:style style:name="T26" style:family="text">
      <style:text-properties fo:font-size="20pt" style:font-size-asian="17.5pt" style:font-size-complex="20pt"/>
    </style:style>
    <style:style style:name="T27" style:family="text">
      <style:text-properties fo:font-size="20pt" officeooo:rsid="0027eed3" style:font-size-asian="17.5pt" style:font-size-complex="20pt"/>
    </style:style>
    <style:style style:name="T28" style:family="text">
      <style:text-properties fo:font-size="20pt" fo:font-weight="bold" style:font-size-asian="17.5pt" style:font-weight-asian="bold" style:font-size-complex="20pt" style:font-weight-complex="bold"/>
    </style:style>
    <style:style style:name="T29" style:family="text">
      <style:text-properties officeooo:rsid="0023a88b"/>
    </style:style>
    <style:style style:name="T30" style:family="text">
      <style:text-properties officeooo:rsid="0025a540"/>
    </style:style>
    <style:style style:name="T31" style:family="text">
      <style:text-properties officeooo:rsid="00265ed1"/>
    </style:style>
    <style:style style:name="T32" style:family="text">
      <style:text-properties officeooo:rsid="00299181"/>
    </style:style>
    <style:style style:name="T33" style:family="text">
      <style:text-properties officeooo:rsid="002c9a6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ONTEN<text:span text:style-name="T5">ER </text:span>RUSH</text:p>
      <text:p text:style-name="P1"/>
      <text:p text:style-name="P18">krótki opis</text:p>
      <text:p text:style-name="P10">gra polega na dostarczaniu na dostarczaniu <text:span text:style-name="T15">statkiem</text:span><text:span text:style-name="T1"> </text:span><text:span text:style-name="T16">kontenerów</text:span><text:span text:style-name="T1"> po oceanie </text:span><text:span text:style-name="T2">z </text:span><text:span text:style-name="T15">portu</text:span><text:span text:style-name="T2"> A do </text:span><text:span text:style-name="T15">portu</text:span><text:span text:style-name="T1"> </text:span><text:span text:style-name="T2">B </text:span><text:span text:style-name="T1">w kształcie klocków z tetrisa </text:span><text:span text:style-name="T2">w tym </text:span><text:span text:style-name="T23">samym</text:span><text:span text:style-name="T2"> czasie unikając </text:span><text:span text:style-name="T17">skał</text:span><text:span text:style-name="T2"> </text:span><text:span text:style-name="T1"><text:s/></text:span><text:span text:style-name="T2">znajdując</text:span><text:span text:style-name="T30">ych</text:span><text:span text:style-name="T2"> się </text:span><text:span text:style-name="T30">na </text:span><text:span text:style-name="T20">planszy.</text:span><text:span text:style-name="T1"> </text:span><text:span text:style-name="T16">ekwipun</text:span><text:span text:style-name="T15">e</text:span><text:span text:style-name="T16">k</text:span><text:span text:style-name="T1"> N </text:span><text:span text:style-name="T5">na </text:span><text:span text:style-name="T1">M </text:span><text:span text:style-name="T5">slotów</text:span><text:span text:style-name="T1"> </text:span><text:span text:style-name="T30">i</text:span><text:span text:style-name="T3"> </text:span><text:span text:style-name="T21">ograniczony</text:span><text:span text:style-name="T16"> czas</text:span><text:span text:style-name="T20">z</text:span><text:span text:style-name="T3"> który zwiększa </text:span><text:span text:style-name="T4">się</text:span><text:span text:style-name="T3"> z każdą dokonaną dostawą</text:span><text:span text:style-name="T1"> </text:span></text:p>
      <text:p text:style-name="P9"/>
      <text:p text:style-name="P19"><text:span text:style-name="T4">statek</text:span></text:p>
      <text:list xml:id="list3547164487" text:style-name="L2">
        <text:list-item>
          <text:p text:style-name="P12">będzie kontrolowany przez<text:span text:style-name="T14"> tank controls</text:span> (<text:span text:style-name="T32">ruch w lewo i prawo</text:span> obraca statek wokół swojej osi) </text:p>
        </text:list-item>
        <text:list-item>
          <text:p text:style-name="P12">ruch w przód i tył tylko zwiększa bądź zmiesza <text:span text:style-name="T14">pęd statku </text:span><text:span text:style-name="T31">aż do ustawionego limitu</text:span></text:p>
        </text:list-item>
        <text:list-item>
          <text:p text:style-name="P15">jest też przycisk który próbuje <text:span text:style-name="T14">zastopować</text:span> statek w miejscu</text:p>
        </text:list-item>
        <text:list-item>
          <text:p text:style-name="P16">statek też jest wyposażony w <text:span text:style-name="T14">kompas</text:span> wskazujący na porty <text:span text:style-name="T14">z kontenerami do przewożenia</text:span> i porty do których <text:span text:style-name="T18">kontener jest na pokładzie</text:span></text:p>
        </text:list-item>
        <text:list-item>
          <text:p text:style-name="P15">statek posiada też <text:span text:style-name="T14">pasek zdrowia</text:span>,<text:span text:style-name="T22"> </text:span><text:span text:style-name="T19">ekwipunek</text:span><text:span text:style-name="T22"> </text:span><text:span text:style-name="T29">na kontenery </text:span><text:span text:style-name="T30">i </text:span><text:span text:style-name="T20">ograniczony czasz</text:span><text:span text:style-name="T30"> startujący od X minut</text:span></text:p>
        </text:list-item>
        <text:list-item>
          <text:p text:style-name="P17">po upływie czasu lub utracie <text:span text:style-name="T32">zdrowia</text:span> <text:span text:style-name="T14">gra się kończy i </text:span>wyświetlone są statystyki</text:p>
        </text:list-item>
      </text:list>
      <text:p text:style-name="P11"/>
      <text:p text:style-name="P20">skały</text:p>
      <text:p text:style-name="P6"><text:span text:style-name="T7">pojawiają się losowo na planszy i </text:span><text:span text:style-name="T9">znikają po jakimś czasie.</text:span><text:span text:style-name="T7"> uderzenie w </text:span><text:span text:style-name="T12">je</text:span><text:span text:style-name="T7"> powoduje </text:span><text:span text:style-name="T29">utratę</text:span> zdrowia proporcjonaln<text:span text:style-name="T32">ą </text:span>do prędkości<text:span text:style-name="T7">, </text:span><text:span text:style-name="T9">odbicie statku w drugą stronę i </text:span><text:span text:style-name="T11">zniszczeniem</text:span><text:span text:style-name="T9"> skały</text:span></text:p>
      <text:p text:style-name="P24">plansza</text:p>
      <text:p text:style-name="P25"><text:soft-page-break/>jest wielkości X na X i jest otoczona wokół klifami które działają jak skały tylko nie znikają</text:p>
      <text:p text:style-name="P2"/>
      <text:p text:style-name="P21">kontenery</text:p>
      <text:p text:style-name="P14">będą się składać z <text:span text:style-name="T14">czterech klocków</text:span> które będą ułożone w jeden z siedmiu kształtów <text:span text:style-name="T14">tetromin z tetrisa</text:span> <text:span text:style-name="T29">(</text:span><text:span text:style-name="T18">NIE znikają po ułożeniu linii)</text:span></text:p>
      <text:p text:style-name="P14"/>
      <text:p text:style-name="P22">porty</text:p>
      <text:list xml:id="list2644865988" text:style-name="L1">
        <text:list-item>
          <text:p text:style-name="P4"><text:span text:style-name="T7">każdy port będzie posiadał </text:span><text:span text:style-name="T8">port</text:span><text:span text:style-name="T7"> „</text:span>brata<text:span text:style-name="T7">” </text:span><text:span text:style-name="T10">i powiązany </text:span><text:span text:style-name="T23">kontener</text:span></text:p>
          <text:p text:style-name="P4"><text:span text:style-name="T7">jeden z nich będzie posiadał kontener do dostarcz</text:span><text:span text:style-name="T8">e</text:span><text:span text:style-name="T7">nia do drugiego</text:span></text:p>
        </text:list-item>
        <text:list-item>
          <text:p text:style-name="P3"><text:span text:style-name="T7">przy każdym z nim będzie się dało uruchomić </text:span><text:span text:style-name="T13">przyciskiem</text:span><text:span text:style-name="T7"> </text:span>ui portu<text:span text:style-name="T7"> pod warunkiem że </text:span>statek zastopował<text:span text:style-name="T7"> i jest w miej</text:span><text:span text:style-name="T8">s</text:span><text:span text:style-name="T7">c</text:span><text:span text:style-name="T8">u</text:span><text:span text:style-name="T7"> oznaczonym portu </text:span><text:span text:style-name="T8">przez port</text:span></text:p>
        </text:list-item>
        <text:list-item>
          <text:p text:style-name="P3">ui<text:span text:style-name="T7"> składa się z </text:span>miejscem na kontener<text:span text:style-name="T7"> po prawej a </text:span>ekwipunkiem<text:span text:style-name="T7"> po lewej </text:span><text:span text:style-name="T11">i kursora w postaci </text:span><text:span text:style-name="T30">żurawia z</text:span><text:span text:style-name="T29"> </text:span><text:span text:style-name="T30">magnesem</text:span></text:p>
        </text:list-item>
        <text:list-item>
          <text:p text:style-name="P5"><text:span text:style-name="T7">wyjść z portu można tylko gdy wszystkie kontenery mieszczą się w ekwipunku </text:span>I <text:span text:style-name="T7">port jest pusty lub posiada tylko powiązany kontener</text:span></text:p>
        </text:list-item>
        <text:list-item>
          <text:p text:style-name="P7">uderzenie<text:span text:style-name="T7"> w port </text:span><text:span text:style-name="T9">działa tak samo jak w skałe </text:span><text:span text:style-name="T22">tylko że port nie znika</text:span></text:p>
        </text:list-item>
        <text:list-item>
          <text:p text:style-name="P8"><text:span text:style-name="T22">d</text:span>ostarczenie<text:span text:style-name="T7"> towaru powoduje zniknięcie obydwu portów i dodanie czasu o XX sekund</text:span></text:p>
        </text:list-item>
      </text:list>
      <text:p text:style-name="P11"/>
      <text:p text:style-name="P23"/>
      <text:p text:style-name="P23"/>
      <text:p text:style-name="P23"/>
      <text:p text:style-name="P23"><text:soft-page-break/>ekwipunek</text:p>
      <text:p text:style-name="P13">statek będzie posiadał ekwipunek składający <text:span text:style-name="T6">z planszy</text:span> <text:span text:style-name="T6">n na m </text:span><text:span text:style-name="T30">kwadratów</text:span><text:span text:style-name="T6"> </text:span><text:span text:style-name="T30">każdy kwadrat może mieć tylko jeden </text:span><text:span text:style-name="T6"><text:s/></text:span><text:span text:style-name="T20">kontenery nie mogą się nakładać</text:span></text:p>
      <text:p text:style-name="P9"/>
      <text:p text:style-name="P30">dodatkowe elementy które możemy </text:p>
      <text:p text:style-name="P30">dodać jak <text:span text:style-name="T33">będziemy mieli</text:span> czas</text:p>
      <text:p text:style-name="P29"><text:span text:style-name="T26"/></text:p>
      <text:p text:style-name="P29"><text:span text:style-name="T26">rodzaje kontenerów np.:</text:span></text:p>
      <text:p text:style-name="P27"><text:span text:style-name="T28">tłukliwe</text:span><text:span text:style-name="T26"> które się niszczą po uderzeniu,</text:span></text:p>
      <text:p text:style-name="P27"><text:span text:style-name="T28">ciężkie</text:span><text:span text:style-name="T26"> spowalniające statek,</text:span></text:p>
      <text:p text:style-name="P27"><text:span text:style-name="T28">duże</text:span><text:span text:style-name="T26"> składające się z sześciu bloków</text:span></text:p>
      <text:p text:style-name="P27"><text:span text:style-name="T27"/></text:p>
      <text:p text:style-name="P29"><text:span text:style-name="T26">zmienna pogoda</text:span></text:p>
      <text:p text:style-name="P29"><text:span text:style-name="T26">deszcz </text:span><text:span text:style-name="T24">ogranicza </text:span><text:span text:style-name="T25">lekko</text:span><text:span text:style-name="T24"> widoczność</text:span></text:p>
      <text:p text:style-name="P29"><text:span text:style-name="T26">wiatr </text:span><text:span text:style-name="T25">spycha statek w bok</text:span></text:p>
      <text:p text:style-name="P31"><text:span text:style-name="T26">mgła </text:span><text:span text:style-name="T24">ogranicza mocno widoczność </text:span></text:p>
      <text:p text:style-name="P31"><text:span text:style-name="T26">śnieg </text:span><text:span text:style-name="T24">tworzy lód na oceanie który spowalnia ale nie uszkadza statku</text:span></text:p>
      <text:p text:style-name="P31"><text:span text:style-name="T24"/></text:p>
      <text:p text:style-name="P31"><text:span text:style-name="T26">więcej przeszkód</text:span></text:p>
      <text:p text:style-name="P31"><text:span text:style-name="T26">lodowce </text:span><text:span text:style-name="T24">skały staną się niezniszczalne i lodowce stają się tłukliwe</text:span></text:p>
      <text:p text:style-name="P31"><text:span text:style-name="T26">inne statki </text:span><text:span text:style-name="T24">poruszające się skały</text:span></text:p>
      <text:p text:style-name="P31"><text:span text:style-name="T24"/></text:p>
      <text:p text:style-name="P31"><text:span text:style-name="T26">ulepszenia</text:span></text:p>
      <text:p text:style-name="P28"><text:span text:style-name="T26">pojawiają się losowo na planszy i ruszają się w losowych kierunkach</text:span><text:span text:style-name="T28"> </text:span></text:p>
      <text:p text:style-name="P28"><text:span text:style-name="T28">przykładowe typy:</text:span></text:p>
      <text:p text:style-name="P28"><text:span text:style-name="T26">szybsza akceleracja, większa szybkość, </text:span><text:span text:style-name="T27">więcej zdrowia, uleczenie,itp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3T17:51:06.247000000</dc:date>
    <meta:editing-duration>PT11M42S</meta:editing-duration>
    <meta:editing-cycles>3</meta:editing-cycles>
    <meta:generator>LibreOffice/7.3.1.3$Windows_X86_64 LibreOffice_project/a69ca51ded25f3eefd52d7bf9a5fad8c90b87951</meta:generator>
    <meta:document-statistic meta:table-count="0" meta:image-count="0" meta:object-count="0" meta:page-count="3" meta:paragraph-count="44" meta:word-count="446" meta:character-count="2733" meta:non-whitespace-character-count="2337"/>
  </office:meta>
</office:document-meta>
</file>